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n“àþ" svg:font-family="n“àþ"/>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F" fo:font-size="10pt" style:font-name-asian="F" style:font-size-asian="10pt" style:font-name-complex="F" style:font-size-complex="10pt"/>
    </style:style>
    <style:style style:name="P2" style:family="paragraph" style:parent-style-name="Standard" style:list-style-name="L1">
      <style:paragraph-properties fo:text-align="start" style:justify-single-word="false" style:text-autospace="none"/>
      <style:text-properties style:font-name="F" fo:font-size="10pt" style:font-name-asian="F" style:font-size-asian="10pt" style:font-name-complex="F" style:font-size-complex="10pt"/>
    </style:style>
    <style:style style:name="P3" style:family="paragraph" style:parent-style-name="Standard" style:list-style-name="L2">
      <style:paragraph-properties fo:text-align="start" style:justify-single-word="false" style:text-autospace="none"/>
      <style:text-properties style:font-name="F" fo:font-size="10pt" style:font-name-asian="F" style:font-size-asian="10pt" style:font-name-complex="F" style:font-size-complex="10pt"/>
    </style:style>
    <style:style style:name="P4" style:family="paragraph" style:parent-style-name="Standard" style:list-style-name="L1">
      <style:paragraph-properties fo:text-align="start" style:justify-single-word="false" style:text-autospace="none"/>
    </style:style>
    <style:style style:name="T1" style:family="text">
      <style:text-properties style:font-name="F" fo:font-size="10pt" style:font-name-asian="F" style:font-size-asian="10pt" style:font-name-complex="F"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ection, the Alloy model is given. Using it, some of the features of the system are specified and</text:p>
      <text:p text:style-name="P1">explained in more details, with the focus being on the constraints:</text:p>
      <text:list xml:id="list5502559739443745789" text:style-name="L2">
        <text:list-item>
          <text:p text:style-name="P3">We assumed that every person can be a user of our system, therefore we have only the costraint that age has to be greater than 0</text:p>
        </text:list-item>
        <text:list-item>
          <text:p text:style-name="P3"><text:s/>In the Location signature, for semplicity the latitute (lat) can range from -3 to 3 meaning the Earth latitude values from -90 to 90 and the longitude can range from -6 to 6 meaning the Earth longitude values from -180 to 180.</text:p>
        </text:list-item>
        <text:list-item>
          <text:p text:style-name="P3">A Third Party can subcribe to a request only if it is accepted. The subcribed value mean that a soon as there are updates on the corrisponding users data, the Third Party will be notified and the notification process is outside the scope of the Alloy model.</text:p>
        </text:list-item>
        <text:list-item>
          <text:p text:style-name="P3">The presence of the automatedSOS in the User signature indicates the user subcription to the AutomatedSOS service.</text:p>
        </text:list-item>
        <text:list-item>
          <text:p text:style-name="P3">The emergency field in the AutomatedSOS signature indicates the bad health status of the user and that the Ambulance service has been notified</text:p>
        </text:list-item>
      </text:list>
      <text:list xml:id="list5610843171592273561" text:style-name="L1">
        <text:list-item>
          <text:p text:style-name="P2">The squareArea is a signature that rapresents the geografic limits of a group request. Top and Bottom corresponds to the longitude limitations and Left and Right corresponds to the latitude limitations.</text:p>
        </text:list-item>
        <text:list-item>
          <text:p text:style-name="P2">The GroupReq is the signature corresponding to a group request and need to have at least one costraint to select the users to be picked for the set of personal data and the set of Personal data need to have more than 1000 elements (5 only for the alloy model) .</text:p>
        </text:list-item>
        <text:list-item>
          <text:p text:style-name="P2">The health threshold values are to be calcoleted and the emergency thresholds used are only for the alloy model.</text:p>
          <text:p text:style-name="P2"/>
          <text:p text:style-name="P4"><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n“àþ" svg:font-family="n“àþ"/>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1T20:42:26</meta:creation-date>
    <dc:date>2018-11-11T22:04:42</dc:date>
    <meta:editing-duration>PT1H2M55S</meta:editing-duration>
    <meta:editing-cycles>3</meta:editing-cycles>
    <meta:generator>OpenOffice/4.1.3$Unix OpenOffice.org_project/413m1$Build-9783</meta:generator>
    <meta:document-statistic meta:table-count="0" meta:image-count="0" meta:object-count="0" meta:page-count="1" meta:paragraph-count="10" meta:word-count="295" meta:character-count="1623"/>
  </office:meta>
</office:document-meta>
</file>